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33278000" text:id="ct333278000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332576848" text:id="ct332576848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709772322" text:style-name="L1">
        <text:list-item>
          <text:p text:style-name="P11">OpenLCB Common Information Technical Note</text:p>
        </text:list-item>
      </text:list>
      <text:h text:style-name="Heading_20_1" text:outline-level="1">Section Title</text:h>
      <text:p text:style-name="Standard">Quisque sollicitudin tempor bibendum.<text:change-start text:change-id="ct332576848"/><text:note text:id="ftn0" text:note-class="footnote"><text:note-citation>1</text:note-citation><text:note-body><text:p text:style-name="Footnote"><text:change-start text:change-id="ct333278000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333278000"/></text:p></text:note-body></text:note><text:change-end text:change-id="ct332576848"/>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578859740" text:style-name="L2">
        <text:list-item>
          <text:p text:style-name="P12">Lorem ipsum dolor sit amet, consectetur adipiscing elit. </text:p>
        </text:list-item>
        <text:list-item>
          <text:p text:style-name="P12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tracked-changes>
          <text:changed-region xml:id="ct399859984" text:id="ct399859984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399859856" text:id="ct399859856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399859984"/><text:span text:style-name="Page_20_Number"><text:span text:style-name="MT2">2</text:span></text:span><text:change-end text:change-id="ct399859984"/><text:change text:change-id="ct39985985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4-22T15:03:30">4/22/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4-22T15:03:30">Apr 22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99866224" text:id="ct399866224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399861088" text:id="ct399861088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399877472" text:id="ct39987747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399877568" text:id="ct39987756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399866224"/><text:change-start text:change-id="ct399861088"/><text:span text:style-name="Page_20_Number"><text:span text:style-name="MT2">2</text:span></text:span><text:change-end text:change-id="ct399861088"/><text:span text:style-name="Page_20_Number"><text:span text:style-name="MT2">01</text:span></text:span><text:change-start text:change-id="ct399877472"/><text:span text:style-name="Page_20_Number"><text:span text:style-name="MT2">2</text:span></text:span><text:change-end text:change-id="ct399877472"/><text:change text:change-id="ct39987756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4-22T15:03:30">4/22/2012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9</meta:editing-cycles>
    <meta:editing-duration>PT11H48M41S</meta:editing-duration>
    <meta:generator>OpenOffice.org/3.3$Unix OpenOffice.org_project/330m20$Build-9567</meta:generator>
    <dc:date>2012-04-22T15:03:30</dc:date>
    <dc:creator>Bob Jacobsen</dc:creator>
    <meta:document-statistic meta:table-count="1" meta:image-count="1" meta:object-count="0" meta:page-count="2" meta:paragraph-count="37" meta:word-count="388" meta:character-count="2737"/>
    <meta:user-defined meta:name="Info 1"/>
    <meta:user-defined meta:name="Info 2"/>
    <meta:user-defined meta:name="Info 3"/>
    <meta:user-defined meta:name="Info 4"/>
  </office:meta>
</office:document-meta>
</file>